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ee3" draw:textarea-horizontal-align="justify" draw:textarea-vertical-align="middle" draw:auto-grow-height="false" fo:min-height="4.334cm" fo:min-width="6.941cm" loext:decorative="false"/>
    </style:style>
    <style:style style:name="gr2" style:family="graphic" style:parent-style-name="standard">
      <style:graphic-properties draw:fill="solid" draw:fill-color="#7daee3" draw:textarea-horizontal-align="justify" draw:textarea-vertical-align="middle" draw:auto-grow-height="false" fo:min-height="4.512cm" fo:min-width="5.532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daee3" draw:textarea-horizontal-align="justify" draw:textarea-vertical-align="middle" draw:auto-grow-height="false" fo:min-height="4.512cm" fo:min-width="7.12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7daee3" draw:textarea-horizontal-align="justify" draw:textarea-vertical-align="middle" draw:auto-grow-height="false" fo:min-height="0.702cm" fo:min-width="4.2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bf6060" draw:fill="solid" draw:fill-color="#ff8080" draw:textarea-horizontal-align="justify" draw:textarea-vertical-align="middle" draw:auto-grow-height="false" fo:min-height="0.702cm" fo:min-width="4.89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bf6060" draw:fill="solid" draw:fill-color="#ff8080" draw:textarea-horizontal-align="justify" draw:textarea-vertical-align="middle" draw:auto-grow-height="false" fo:min-height="0.703cm" fo:min-width="6.48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 loext:decorative="false"/>
      <style:paragraph-properties style:writing-mode="lr-tb"/>
    </style:style>
    <style:style style:name="gr9" style:family="graphic" style:parent-style-name="standard">
      <style:graphic-properties svg:stroke-color="#ccc78c" draw:fill="solid" draw:fill-color="#fef8ae" draw:textarea-horizontal-align="justify" draw:textarea-vertical-align="middle" draw:auto-grow-height="false" fo:min-height="0.227cm" fo:min-width="0.264cm" loext:decorative="false"/>
    </style:style>
    <style:style style:name="gr10" style:family="graphic" style:parent-style-name="standard">
      <style:graphic-properties draw:fill="solid" draw:fill-color="#7daee3" draw:textarea-horizontal-align="justify" draw:textarea-vertical-align="middle" draw:auto-grow-height="false" fo:min-height="4.334cm" fo:min-width="5.354cm" loext:decorative="false"/>
    </style:style>
    <style:style style:name="gr11" style:family="graphic" style:parent-style-name="standard">
      <style:graphic-properties draw:fill="solid" draw:fill-color="#7daee3" draw:textarea-horizontal-align="justify" draw:textarea-vertical-align="middle" draw:auto-grow-height="false" fo:min-height="0.702cm" fo:min-width="4.58cm" style:writing-mode="lr-tb" loext:decorative="false"/>
      <style:paragraph-properties style:writing-mode="lr-tb"/>
    </style:style>
    <style:style style:name="P1" style:family="paragraph">
      <loext:graphic-properties draw:fill="solid" draw:fill-color="#7daee3"/>
      <style:paragraph-properties fo:text-align="center"/>
    </style:style>
    <style:style style:name="P2" style:family="paragraph">
      <loext:graphic-properties draw:fill="solid" draw:fill-color="#7daee3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8080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ef8a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7cm" svg:height="5.08cm" svg:x="11.795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6.032cm" svg:height="4.762cm" svg:x="2.27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62cm" svg:height="4.762cm" svg:x="11.795cm" svg:y="1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5cm" svg:height="0.952cm" draw:transform="rotate (1.5707963267949) translate (9.572cm 6.385cm)">
          <text:p text:style-name="P3">Vulka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398cm" svg:height="0.952cm" svg:x="2.587cm" svg:y="5.127cm">
          <text:p text:style-name="P3">VkPipelineCach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985cm" svg:height="0.953cm" svg:x="12.112cm" svg:y="5.127cm">
          <text:p text:style-name="P3">Implicit pipeline cache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608cm" svg:height="0.962cm" svg:x="3.592cm" svg:y="3.105cm">
          <draw:text-box>
            <text:p text:style-name="P5">Application</text:p>
          </draw:text-box>
        </draw:frame>
        <draw:frame draw:style-name="gr8" draw:text-style-name="P6" draw:layer="layout" svg:width="2.195cm" svg:height="0.962cm" svg:x="14.422cm" svg:y="3.113cm">
          <draw:text-box>
            <text:p text:style-name="P5">Driver</text:p>
          </draw:text-box>
        </draw:frame>
        <draw:custom-shape draw:style-name="gr9" draw:text-style-name="P7" draw:layer="layout" svg:width="0.952cm" svg:height="0.953cm" svg:x="8.42cm" svg:y="3.1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7" draw:layer="layout" svg:width="0.952cm" svg:height="0.953cm" svg:x="10.703cm" svg:y="3.1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" draw:layer="layout" svg:width="6.35cm" svg:height="5.08cm" svg:x="1.952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1" draw:text-style-name="P2" draw:layer="layout" svg:width="5.08cm" svg:height="0.952cm" draw:transform="rotate (1.5707963267949) translate (9.572cm 14.97cm)">
          <text:p text:style-name="P3">Vulka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398cm" svg:height="0.952cm" svg:x="2.448cm" svg:y="13.382cm">
          <text:p text:style-name="P3">VkPipelineCach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985cm" svg:height="0.953cm" svg:x="12.278cm" svg:y="13.382cm">
          <text:p text:style-name="P3">Implicit pipeline cache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608cm" svg:height="0.962cm" svg:x="3.392cm" svg:y="11.36cm">
          <draw:text-box>
            <text:p text:style-name="P5">Application</text:p>
          </draw:text-box>
        </draw:frame>
        <draw:frame draw:style-name="gr8" draw:text-style-name="P6" draw:layer="layout" svg:width="2.195cm" svg:height="0.962cm" svg:x="14.552cm" svg:y="11.368cm">
          <draw:text-box>
            <text:p text:style-name="P5">Driver</text:p>
          </draw:text-box>
        </draw:frame>
        <draw:custom-shape draw:style-name="gr9" draw:text-style-name="P7" draw:layer="layout" svg:width="0.952cm" svg:height="0.953cm" svg:x="8.42cm" svg:y="11.9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7" draw:layer="layout" svg:width="0.952cm" svg:height="0.953cm" svg:x="10.703cm" svg:y="11.9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0T14:56:48.214123500</meta:creation-date>
    <dc:date>2026-03-22T14:50:38.174380000</dc:date>
    <meta:editing-duration>PT1H36M31S</meta:editing-duration>
    <meta:editing-cycles>3</meta:editing-cycles>
    <meta:generator>LibreOffice/25.8.0.4$Windows_X86_64 LibreOffice_project/48f00303701489684e67c38c28aff00cd5929e67</meta:generator>
    <meta:document-statistic meta:object-count="18"/>
  </office:meta>
</office:document-meta>
</file>